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am not as good in documentation, here is a try.</text:p>
      <text:p text:style-name="Standard"/>
      <text:p text:style-name="Standard">libsota was made to help other to create their own mods for Shroud. Also libsota contains some workarounds to take away some headache from working with the Shroud Api.</text:p>
      <text:p text:style-name="Standard">libsota is object oriented and provides events and some additional data produced from data that is coming from Shroud Api.</text:p>
      <text:p text:style-name="Standard">It does data polling and generate additional events from them and caches these data, so that calls to the client are reduced.</text:p>
      <text:p text:style-name="Standard">All the mods that are using libsota sharing the data already retrieved.</text:p>
      <text:p text:style-name="Standard">It is also carefully with callbacks coming from the Shroud Api that may produce lag on the client or may causes trouble with user input or system messages.</text:p>
      <text:p text:style-name="Standard">Some counter measures are taken to not block/hindering the player from playing the game because of LUA.</text:p>
      <text:p text:style-name="Standard"/>
      <text:p text:style-name="Standard">Labels are auto hidden during loading a scene, but can also be set to be shown on load screen</text:p>
      <text:p text:style-name="Standard"/>
      <text:p text:style-name="Standard">libsota is still in development and when finished it is made from 3 files:</text:p>
      <text:p text:style-name="Standard">libsota.lua - the core library interacting directly with the Shroud Api</text:p>
      <text:p text:style-name="Standard">libsota.util.lua - helper functions for the global namespace; procedure style.</text:p>
      <text:p text:style-name="Standard">libsota.ui.lua - UI controls like windows, labels, window manager, images, buttons, ...</text:p>
      <text:p text:style-name="Standard"/>
      <text:p text:style-name="Standard">Even when libsota is object oriented and likes closures it can also be used with a procedural coding style.</text:p>
      <text:p text:style-name="Standard"/>
      <text:p text:style-name="Standard">I would be happy when the one or other small or big mod appears here in the forum, based on libsota.</text:p>
      <text:p text:style-name="Standard">Some here have good ideas for small goodies. I do not have so many ideas which mods may needed / wanted.</text:p>
      <text:p text:style-name="Standard"/>
      <text:p text:style-name="Standard">Here are the objects:</text:p>
      <text:p text:style-name="Standard">(when libsota and libsota.util are installed all objects can be outputted to the console with \info player, \info client, \info scene, \info ui)</text:p>
      <text:p text:style-name="Standard"/>
      <text:p text:style-name="Standard"/>
      <text:p text:style-name="Standard">libsota.0.4.5:</text:p>
      <text:p text:style-name="Standard">[CODE]</text:p>
      <text:p text:style-name="Standard"/>
      <text:p text:style-name="Standard">client = {</text:p>
      <text:p text:style-name="Standard"><text:tab/>timeStarted = timestamp: time when the game was started</text:p>
      <text:p text:style-name="Standard"><text:soft-page-break/><text:tab/>timeToLoad = int: duration in seconds needed to load into the first scene</text:p>
      <text:p text:style-name="Standard"><text:tab/>timeInGame = int: duration in seconds already playing the game</text:p>
      <text:p text:style-name="Standard"><text:tab/>timeDelta = float: ShroudTimeDelta</text:p>
      <text:p text:style-name="Standard"><text:tab/>fps = int: fps</text:p>
      <text:p text:style-name="Standard"><text:tab/>accuracy = float: time drift between one second</text:p>
      <text:p text:style-name="Standard"><text:tab/>screen = {</text:p>
      <text:p text:style-name="Standard"><text:tab/><text:tab/>width = int: width of screen in pixel</text:p>
      <text:p text:style-name="Standard"><text:tab/><text:tab/>height = int: height of screen in pixel</text:p>
      <text:p text:style-name="Standard"><text:tab/><text:tab/>isFullScreen = bool: true if played in full screen mode</text:p>
      <text:p text:style-name="Standard"><text:tab/>},</text:p>
      <text:p text:style-name="Standard"><text:tab/>isHitching = bool: true when the client hitches</text:p>
      <text:p text:style-name="Standard"><text:tab/>isLoading = bool: true when the client is loading a scene</text:p>
      <text:p text:style-name="Standard"><text:tab/>api = {</text:p>
      <text:p text:style-name="Standard"><text:tab/><text:tab/>luaVersion = string: contains the version number of LUA</text:p>
      <text:p text:style-name="Standard"><text:tab/><text:tab/>luaPath = string: contains the path of the lua directory (/lua path)</text:p>
      <text:p text:style-name="Standard"><text:tab/><text:tab/>list = table: contains all available Shroud Api functions of the current client</text:p>
      <text:p text:style-name="Standard"><text:tab/><text:tab/>isImplemented = function(&lt;shroudfunctionname&gt;) - returns true when this function is available, false otherwise</text:p>
      <text:p text:style-name="Standard"><text:tab/>},</text:p>
      <text:p text:style-name="Standard"><text:tab/>mouse = {</text:p>
      <text:p text:style-name="Standard"><text:tab/><text:tab/>button = table: containing button states</text:p>
      <text:p text:style-name="Standard"><text:tab/><text:tab/>x = int: x position of mouse on screen</text:p>
      <text:p text:style-name="Standard"><text:tab/><text:tab/>y = int: y position of mouse on screen</text:p>
      <text:p text:style-name="Standard"><text:tab/>},</text:p>
      <text:p text:style-name="Standard"><text:tab/>window = {</text:p>
      <text:p text:style-name="Standard"><text:tab/><text:tab/>paperdoll = {</text:p>
      <text:p text:style-name="Standard"><text:tab/><text:tab/><text:tab/>open = bool: true when paperdoll/charactersheet is open</text:p>
      <text:p text:style-name="Standard"><text:tab/><text:tab/><text:tab/>left = int: left pos of this window</text:p>
      <text:p text:style-name="Standard"><text:tab/><text:tab/><text:tab/>top = int: top pos of this window</text:p>
      <text:p text:style-name="Standard"><text:tab/><text:tab/><text:tab/>width = int: with of this window</text:p>
      <text:p text:style-name="Standard"><text:tab/><text:tab/><text:tab/>height = int: height of this window</text:p>
      <text:p text:style-name="Standard"><text:tab/><text:tab/>}</text:p>
      <text:p text:style-name="Standard"><text:tab/>}</text:p>
      <text:p text:style-name="Standard"><text:soft-page-break/>}</text:p>
      <text:p text:style-name="Standard">scene = {</text:p>
      <text:p text:style-name="Standard"><text:tab/>name = string: contains the display name of the current scene</text:p>
      <text:p text:style-name="Standard"><text:tab/>maxPlayer = int: contains the number of player allowed in this scene</text:p>
      <text:p text:style-name="Standard"><text:tab/>isPvp = bool: true if PvP is allowed in this scene</text:p>
      <text:p text:style-name="Standard"><text:tab/>isPot = bool: true if the current scene is a POT</text:p>
      <text:p text:style-name="Standard"><text:tab/>timeInScene = float: duration in seconds already in this scene</text:p>
      <text:p text:style-name="Standard"><text:tab/>timeToLoad = float: duration in seconds needed to load into this scene</text:p>
      <text:p text:style-name="Standard"><text:tab/>timeStarted = timestamp: time when this scene was loaded / entered</text:p>
      <text:p text:style-name="Standard">}</text:p>
      <text:p text:style-name="Standard">player = {</text:p>
      <text:p text:style-name="Standard"><text:tab/>caption = string: contains the caption of the player like it is shown on screen</text:p>
      <text:p text:style-name="Standard"><text:tab/>name = string: contains the name of the player (without any flags)</text:p>
      <text:p text:style-name="Standard"><text:tab/>flag = string: contains the flags the player currently has</text:p>
      <text:p text:style-name="Standard"><text:tab/>isPvp = bool: true when player is flagged for PvP</text:p>
      <text:p text:style-name="Standard"><text:tab/>isAfk = bool: true when player is AFK</text:p>
      <text:p text:style-name="Standard"><text:tab/>isGod = bool: true when the player is in god mode</text:p>
      <text:p text:style-name="Standard"><text:tab/>isMoving = bool: true when the player is moving</text:p>
      <text:p text:style-name="Standard"><text:tab/>isStill = bool: true when the player has stillness bonus</text:p>
      <text:p text:style-name="Standard"><text:tab/>lastMoved = timestamp: time when player last moved (or time since the player is standing)</text:p>
      <text:p text:style-name="Standard"><text:tab/>location = {</text:p>
      <text:p text:style-name="Standard"><text:tab/><text:tab/>x = float: x position of player in scene</text:p>
      <text:p text:style-name="Standard"><text:tab/><text:tab/>y = float: y position of player in scene (is height)</text:p>
      <text:p text:style-name="Standard"><text:tab/><text:tab/>z = float: z position of player in scene</text:p>
      <text:p text:style-name="Standard"><text:tab/><text:tab/>scene = points to the scene object</text:p>
      <text:p text:style-name="Standard"><text:tab/>},</text:p>
      <text:p text:style-name="Standard"><text:tab/>health = {</text:p>
      <text:p text:style-name="Standard"><text:tab/><text:tab/>current = float: current health of the player</text:p>
      <text:p text:style-name="Standard"><text:tab/><text:tab/>max = float: current max health of the player</text:p>
      <text:p text:style-name="Standard"><text:tab/><text:tab/>percentage = float: current percentage of max health (may used for progress bars)</text:p>
      <text:p text:style-name="Standard"><text:tab/>},</text:p>
      <text:p text:style-name="Standard"><text:tab/>focus = {</text:p>
      <text:p text:style-name="Standard"><text:soft-page-break/><text:tab/><text:tab/>current = float: current focus of the player</text:p>
      <text:p text:style-name="Standard"><text:tab/><text:tab/>max = float: current max focus of the player</text:p>
      <text:p text:style-name="Standard"><text:tab/><text:tab/>percentage = float: current percentage of max focus (may used for progress bars)</text:p>
      <text:p text:style-name="Standard"><text:tab/>},</text:p>
      <text:p text:style-name="Standard"><text:tab/>xp = {</text:p>
      <text:p text:style-name="Standard"><text:tab/><text:tab/>producer = number: current pooled producer xp</text:p>
      <text:p text:style-name="Standard"><text:tab/><text:tab/>adventurer = number: current pooled adventurer xp</text:p>
      <text:p text:style-name="Standard"><text:tab/>},</text:p>
      <text:p text:style-name="Standard"><text:tab/>inventory = array: a array that contains a table with this fields: {</text:p>
      <text:p text:style-name="Standard"><text:tab/><text:tab/>name = string: caption of the item</text:p>
      <text:p text:style-name="Standard"><text:tab/><text:tab/>durability = float: durability</text:p>
      <text:p text:style-name="Standard"><text:tab/><text:tab/>primaryDurability = float:</text:p>
      <text:p text:style-name="Standard"><text:tab/><text:tab/>maxDurability = float:</text:p>
      <text:p text:style-name="Standard"><text:tab/><text:tab/>weight = float:</text:p>
      <text:p text:style-name="Standard"><text:tab/><text:tab/>quantity = int:</text:p>
      <text:p text:style-name="Standard"><text:tab/><text:tab/>value = int:</text:p>
      <text:p text:style-name="Standard"><text:tab/>}</text:p>
      <text:p text:style-name="Standard"><text:tab/>stat = function(index) - returns a table containing: number, name, value and description of stat. Index is the name or number of the stat</text:p>
      <text:p text:style-name="Standard">}</text:p>
      <text:p text:style-name="Standard"/>
      <text:p text:style-name="Standard">ui = {</text:p>
      <text:p text:style-name="Standard"><text:tab/>version = string: contains the version of the library</text:p>
      <text:p text:style-name="Standard"/>
      <text:p text:style-name="Standard"><text:tab/>timer = {</text:p>
      <text:p text:style-name="Standard"><text:tab/><text:tab/>add = function(timeout, once, callback, ...) - add a callback that is called after/every (the) time slice. returns the index</text:p>
      <text:p text:style-name="Standard"><text:tab/><text:tab/>get = function(index) - returns a timer instance</text:p>
      <text:p text:style-name="Standard"><text:tab/><text:tab/>remove = function(index) - removes a timer instance</text:p>
      <text:p text:style-name="Standard"><text:tab/><text:tab/>enabled = function(index, enabled) - enable or disable a timer. returns the enabled state. if enabled is nil, only return</text:p>
      <text:p text:style-name="Standard"><text:tab/><text:tab/>pause = function(index) - pauses a timer (enabled = false)</text:p>
      <text:p text:style-name="Standard"><text:tab/><text:tab/>resume = function(index) - resumes a timer (enabled = true)</text:p>
      <text:p text:style-name="Standard"><text:tab/><text:tab/>toggle = function(index) - toggles the enabled state of a timer</text:p>
      <text:p text:style-name="Standard"><text:tab/>},</text:p>
      <text:p text:style-name="Standard"><text:soft-page-break/><text:tab/>setTimeout = function(timeout, callback) - utility function to call a function after the timeout</text:p>
      <text:p text:style-name="Standard"><text:tab/>setInterval = function(interval, callback) - utility function to call a function periodical (interval)</text:p>
      <text:p text:style-name="Standard"><text:tab/></text:p>
      <text:p text:style-name="Standard"><text:tab/>handler = {</text:p>
      <text:p text:style-name="Standard"><text:tab/><text:tab/>add = function(name, callback) - adds a named callback handler / event you can use to provide events to other or your scripts. returns index</text:p>
      <text:p text:style-name="Standard"><text:tab/><text:tab/>remove = function(index) - removes a callback handler</text:p>
      <text:p text:style-name="Standard"><text:tab/><text:tab/>invoke = function(name, ...) - invokes a named callback handler</text:p>
      <text:p text:style-name="Standard"><text:tab/>},</text:p>
      <text:p text:style-name="Standard"><text:tab/>onInit = function(callback) - this event is invoked when the Shroud Api and the lib is fully initialized</text:p>
      <text:p text:style-name="Standard"><text:tab/>onStart = function(callback) - this event is invoked when all mods are initialized that are using this library</text:p>
      <text:p text:style-name="Standard"><text:tab/>onUpdate = function(callback) - this event is invoked on every frame. Please use timer instead.</text:p>
      <text:p text:style-name="Standard"><text:tab/>onConsoleInput = function(callback) - this event is invoked for each line reaching the chat window, except it is a command</text:p>
      <text:p text:style-name="Standard"><text:tab/>onConsoleCommand = function(callback) - this event is invoked when a command is entered in the chat window. Commands starting with \, _ or !</text:p>
      <text:p text:style-name="Standard"><text:tab/>onSceneChanged = function(callback) - this event is invoked when the new scene is finished with loading</text:p>
      <text:p text:style-name="Standard"><text:tab/>onPlayerChanged = function(callback) - this event is invoked when something has changed with the player (name, flag, moving, standing, stillness, damage, inventory)</text:p>
      <text:p text:style-name="Standard"><text:tab/>onPlayerMoveStart = function(callback) - this event is invoked when the player starts moving</text:p>
      <text:p text:style-name="Standard"><text:tab/>onPlayerMoveStop = function(callback) - this event is invoked when the player stops moving</text:p>
      <text:p text:style-name="Standard"><text:tab/>onPlayerIsStill = function(callback) - this event is invoked when the player is still (has stillness bonus)</text:p>
      <text:p text:style-name="Standard"><text:tab/>onPlayerDamage = function(callback) - this event is invoked when the players focus or health is about to change</text:p>
      <text:p text:style-name="Standard"><text:tab/>onPlayerInventory = function(callback) - this event is invoked when the inventory of the player changed</text:p>
      <text:p text:style-name="Standard"><text:tab/>onClientWindow = function(callback) - this event is invoked when a client window opens or closes (paperdoll)</text:p>
      <text:p text:style-name="Standard"><text:tab/>onClientIsHitching = function(callback) - this event is invoked when the client starts hitching</text:p>
      <text:p text:style-name="Standard"><text:tab/>onClientIsLoading = function(callback) - this event is invoked when the client is loading a scene</text:p>
      <text:p text:style-name="Standard"><text:tab/>onMouseMove = function(callback) - this event is invoked when the mouse is moved</text:p>
      <text:p text:style-name="Standard"><text:tab/>onMouseButton = function(callback) - this events is invoked when a mouse button is pressed</text:p>
      <text:p text:style-name="Standard"><text:tab/></text:p>
      <text:p text:style-name="Standard"><text:tab/>label = {</text:p>
      <text:p text:style-name="Standard"><text:tab/><text:tab/>add = function(left, top, width, height, caption) - adds a GUI label. returns the index</text:p>
      <text:p text:style-name="Standard"><text:tab/><text:tab/>get = function(index) - returns the GUI label instance</text:p>
      <text:p text:style-name="Standard"><text:soft-page-break/><text:tab/><text:tab/>remove = function(index) - removes a GUI label</text:p>
      <text:p text:style-name="Standard"><text:tab/><text:tab/>rect = function(index, rect) - applies a rect structure for the label (from libsota.util)</text:p>
      <text:p text:style-name="Standard"><text:tab/><text:tab/>caption = function(index, caption) - sets or gets the caption of a GUI label. caption = nil to get only</text:p>
      <text:p text:style-name="Standard"><text:tab/><text:tab/>visible = function(index, visible) - sets or gets the visible state of a GUI label</text:p>
      <text:p text:style-name="Standard"><text:tab/><text:tab/>toggle = function(index) - toggles the visible state of a GUI label</text:p>
      <text:p text:style-name="Standard"><text:tab/><text:tab/>moveTo = function(index, x, y) - moves a GUI label to the given position</text:p>
      <text:p text:style-name="Standard"><text:tab/><text:tab/>moveBy = function(index, x, y) - moves a GUI label by the given values (delta)</text:p>
      <text:p text:style-name="Standard"><text:tab/><text:tab/>resizeTo = function(index, w, h) - resizes a GUI label to the given size</text:p>
      <text:p text:style-name="Standard"><text:tab/><text:tab/>resizeBy = function(index, x, y) - resizes a GUI label by the given values (delta)</text:p>
      <text:p text:style-name="Standard"><text:tab/><text:tab/>shownInScene = bool: true when the label should be shown in scene</text:p>
      <text:p text:style-name="Standard"><text:tab/><text:tab/>shownInLoadScreen = bool: true when the label should be shown on load screen</text:p>
      <text:p text:style-name="Standard"><text:tab/><text:tab/>zIndex = int: the z-index of the GUI label</text:p>
      <text:p text:style-name="Standard"><text:tab/>},</text:p>
      <text:p text:style-name="Standard"/>
      <text:p text:style-name="Standard"><text:tab/>texture = {</text:p>
      <text:p text:style-name="Standard"><text:tab/><text:tab/>add = function(left, top, filename, clamped, scaleMode, width, height) - add a GUI texture instance. returns index. loads the texture if necessary</text:p>
      <text:p text:style-name="Standard"><text:tab/><text:tab/>clone = function(index) - clones the texture instance and returns the index of the new instance. the new instance has visible set to false</text:p>
      <text:p text:style-name="Standard"><text:tab/><text:tab/>get = function(index) - returns the GUI texture instance</text:p>
      <text:p text:style-name="Standard"><text:tab/><text:tab/>remove = function(index) - removes a GUI texture instance. (purging textures are currently not supported) </text:p>
      <text:p text:style-name="Standard"><text:tab/><text:tab/>clamp = function(index, clamped) - sets or gets if texture is clamped (bool)</text:p>
      <text:p text:style-name="Standard"><text:tab/><text:tab/>scaleMode = function(index, scaleMode) - set or gets the scaleMode (StretchToFill, ScaleAndCrop, ScaleToFit)</text:p>
      <text:p text:style-name="Standard"><text:tab/><text:tab/>rect = function(index, rect) - applies a rect structure to the texture (from libsota.util)</text:p>
      <text:p text:style-name="Standard"><text:tab/><text:tab/>visible = function(index, visible) - sets or gets the visible state of the texture</text:p>
      <text:p text:style-name="Standard"><text:tab/><text:tab/>toggle = function(index) - toggles the visible state of the texture</text:p>
      <text:p text:style-name="Standard"><text:tab/><text:tab/>moveTo = function(index, x, y) - moves a texture the given position</text:p>
      <text:p text:style-name="Standard"><text:tab/><text:tab/>moveBy = function(index, x, y) - moves a texture by the given values (delta)</text:p>
      <text:p text:style-name="Standard"><text:tab/><text:tab/>resizeTo = function(index, w, h) - resizes a texture to the given size</text:p>
      <text:p text:style-name="Standard"><text:tab/><text:tab/>resizeBy = function(index, x, y) - resizes a texture by the given values (delta)</text:p>
      <text:p text:style-name="Standard"><text:tab/><text:tab/>shownInScene = bool: true when the texture should be shown in scene</text:p>
      <text:p text:style-name="Standard"><text:tab/><text:tab/>shownInLoadScreen = bool: true when the texture should be shown on load screen</text:p>
      <text:p text:style-name="Standard"><text:tab/><text:tab/>zIndex = int: the z-index of the GUI texture</text:p>
      <text:p text:style-name="Standard"><text:soft-page-break/><text:tab/><text:tab/>textureID = int: shroud id of the texture</text:p>
      <text:p text:style-name="Standard"><text:tab/><text:tab/>textureWidth = int: width of the texture</text:p>
      <text:p text:style-name="Standard"><text:tab/><text:tab/>textureHeight = int: height of the texture</text:p>
      <text:p text:style-name="Standard"><text:tab/>},</text:p>
      <text:p text:style-name="Standard"/>
      <text:p text:style-name="Standard"><text:tab/></text:p>
      <text:p text:style-name="Standard"><text:tab/>shortcut = {</text:p>
      <text:p text:style-name="Standard"><text:tab/><text:tab/>add = function(action, ...) - adds a shortcut that calls the given function. returns the index. </text:p>
      <text:p text:style-name="Standard"><text:tab/><text:tab/>remove = function(index) - removes a shortcut</text:p>
      <text:p text:style-name="Standard"><text:tab/><text:tab/>invoke = function(index) - calls the function belonging to that index</text:p>
      <text:p text:style-name="Standard"><text:tab/>},</text:p>
      <text:p text:style-name="Standard"><text:tab/></text:p>
      <text:p text:style-name="Standard"><text:tab/>command = {</text:p>
      <text:p text:style-name="Standard"><text:tab/><text:tab/>add = function(command, callback) - adds a command callback. returns the index</text:p>
      <text:p text:style-name="Standard"><text:tab/><text:tab/>remove = function(command) - removes a command callback</text:p>
      <text:p text:style-name="Standard"><text:tab/><text:tab/>invoke = function(command, ...) - invokes the callback belonging to the command</text:p>
      <text:p text:style-name="Standard"><text:tab/><text:tab/>restrict = function(command, channel, sender, receiver) - restrict command invokation on channel, sender or receiver</text:p>
      <text:p text:style-name="Standard"><text:tab/>},</text:p>
      <text:p text:style-name="Standard"><text:tab/></text:p>
      <text:p text:style-name="Standard"><text:tab/>verbosity = int: verbosity level</text:p>
      <text:p text:style-name="Standard"><text:tab/>consoleLog = function(message, verbosity) - send a multiline message to the console depending on verbosity level</text:p>
      <text:p text:style-name="Standard">}</text:p>
      <text:p text:style-name="Standard"/>
      <text:p text:style-name="Standard">Remarks:</text:p>
      <text:p text:style-name="Standard">callbacks:</text:p>
      <text:p text:style-name="Standard">onInit(function() end)</text:p>
      <text:p text:style-name="Standard">onStart(function() end)</text:p>
      <text:p text:style-name="Standard">onUpdate(function() end)</text:p>
      <text:p text:style-name="Standard">onConsoleInput(function(channel, sender, receiver, messages) end)</text:p>
      <text:p text:style-name="Standard">onConsoleCommand(function(source, command, tail) end) - source is a table containing channel, sender, receiver</text:p>
      <text:p text:style-name="Standard">onPlayerChanged(function(what, health, focus) end) - what contains what has changed. health and focus are only set when player takes damage</text:p>
      <text:p text:style-name="Standard">onPlayerMoveStart(function() end)</text:p>
      <text:p text:style-name="Standard"><text:soft-page-break/>onPlayerMoveStop(function() end)</text:p>
      <text:p text:style-name="Standard">onPlayerIsStill(function() end)</text:p>
      <text:p text:style-name="Standard">onPlayerDamage(function(health, focus) end) - health and focus are the new values, the old ones are in player.health and player.focus. Both are tables</text:p>
      <text:p text:style-name="Standard">onPlayerInventory(function(changed) end) - changed contains a table what has changed</text:p>
      <text:p text:style-name="Standard">onClientWindow(function(which, window) end) - which contains the name, window { open = bool, left, top, width, height }</text:p>
      <text:p text:style-name="Standard">onClientIsHitching(function() end)</text:p>
      <text:p text:style-name="Standard">onClientIsLoading(function() end)</text:p>
      <text:p text:style-name="Standard">onMouseMove(function(button, x, y) end)</text:p>
      <text:p text:style-name="Standard">onMouseButton(function(state, button, x, y) end)</text:p>
      <text:p text:style-name="Standard"/>
      <text:p text:style-name="Standard">[/CODE]</text:p>
      <text:p text:style-name="Standard"/>
      <text:p text:style-name="Standard"/>
      <text:p text:style-name="Standard">libsota.util:</text:p>
      <text:p text:style-name="Standard">[CODE]</text:p>
      <text:p text:style-name="Standard"/>
      <text:p text:style-name="Standard">-- timer utility functions</text:p>
      <text:p text:style-name="Standard"/>
      <text:p text:style-name="Standard">function setTimeout(timeout, callback) - calls the callback after the given timeout. returns the index</text:p>
      <text:p text:style-name="Standard">function setInterval(interval, callback) - calls the callback each interval. returns the index</text:p>
      <text:p text:style-name="Standard">function getTimer(index) - returns the timer instance</text:p>
      <text:p text:style-name="Standard">function cancelTimer(index) - cancel the given timer</text:p>
      <text:p text:style-name="Standard">function pauseTimer(index) - pause the given timer</text:p>
      <text:p text:style-name="Standard">function resumeTimer(index) - resume the given timer</text:p>
      <text:p text:style-name="Standard"/>
      <text:p text:style-name="Standard">-- label utility functions</text:p>
      <text:p text:style-name="Standard"/>
      <text:p text:style-name="Standard">function createLabel(left, top, width, height, caption) - creates a label. returns the index</text:p>
      <text:p text:style-name="Standard">function createLabelWithShadow(left, top, width, height, caption) - creates a label with shadow. returns the index. the utility functions have to be used</text:p>
      <text:p text:style-name="Standard">function getLabel(index) - returns the GUI label instance</text:p>
      <text:p text:style-name="Standard"><text:soft-page-break/>function getLabelCaption(index) - retruns the caption of the GUI label</text:p>
      <text:p text:style-name="Standard">function setLabelCaption(index, caption) - sets the caption of the GUI label</text:p>
      <text:p text:style-name="Standard">function removeLabel(index) - removes GUI label</text:p>
      <text:p text:style-name="Standard">function showLabel(index) - shows the GUI label</text:p>
      <text:p text:style-name="Standard">function hideLabel(index) - hide the GUI label</text:p>
      <text:p text:style-name="Standard">function toggleLabel(index) - toggle the visible state of the GUI label</text:p>
      <text:p text:style-name="Standard">function isLabelVisible(index) - returns if the GUI label is visible</text:p>
      <text:p text:style-name="Standard">function setLabelVisible(index, visible) - sets the visible state of the GUI label</text:p>
      <text:p text:style-name="Standard">function moveLabelBy(index, x, y) - moves the GUI label by x,y (delta)</text:p>
      <text:p text:style-name="Standard">function moveLabelTo(index, x, y) - moves the GUI label to x,y (absolute)</text:p>
      <text:p text:style-name="Standard">function resizeLabelBy(index, w, h) - resizes the GUI label by w,h (delta)</text:p>
      <text:p text:style-name="Standard">function resizeLabelTo(index, w, h) - resizes the GUI label to w,g (absolute)</text:p>
      <text:p text:style-name="Standard">function moveLabelOffsetCenter(index, x, y) - moves the GUI label by x, y relative to the center of the screen and auto size it</text:p>
      <text:p text:style-name="Standard"/>
      <text:p text:style-name="Standard">--- other</text:p>
      <text:p text:style-name="Standard"/>
      <text:p text:style-name="Standard">ui.onShortcutPressed("key" [,key][,key]..., callback) - adds a shortcut and invokes the callback when the shortcut is pressed</text:p>
      <text:p text:style-name="Standard">ui.onShortcut("key" [,key][,key]..., callback) - adds a shortcut and invoke the callback when ever something is changed: down, up, held, pressed</text:p>
      <text:p text:style-name="Standard">ui.onCommand(command, callback) - adds a command and invoke the callback when the comand is entered. The first argument is the source after this all args entered following</text:p>
      <text:p text:style-name="Standard"/>
      <text:p text:style-name="Standard"/>
      <text:p text:style-name="Standard">--- structurs / obejects</text:p>
      <text:p text:style-name="Standard"/>
      <text:p text:style-name="Standard">rect = {</text:p>
      <text:p text:style-name="Standard"><text:tab/>new = function(left, top, width, height) - returns a rect object. can also be used r = rect(..)</text:p>
      <text:p text:style-name="Standard"><text:tab/>fromString = function(string) - returns a rect taken vom string. width and height are filled in. rect.fromString(string)</text:p>
      <text:p text:style-name="Standard"><text:tab/>moveTo = function(rect, x, y) - moves a rect to x,y (absolute). rect.moveTo(rect, x, y) or r:moveTo(x, y)</text:p>
      <text:p text:style-name="Standard"><text:tab/>moveBy = function(rect, x, y) - moves a rect by x,y (delta). rect.moveBy(rect, x, y) or r:moveBy(x, y)</text:p>
      <text:p text:style-name="Standard"><text:tab/>resizeTo = function(rect, w, h) - resizes a rect to w,h (absolute). rect.resizeTo(rect, w, h) or r:resizeTo(w, h)</text:p>
      <text:p text:style-name="Standard"><text:tab/>resizeBy = function(rect, w, h) - resizes a rect by w,h (delta). rect.resizeBy(rect, w, h) or r:resizeBy(w, h)</text:p>
      <text:p text:style-name="Standard">}</text:p>
      <text:p text:style-name="Standard"><text:soft-page-break/></text:p>
      <text:p text:style-name="Standard">string.style = function(string, style) - applies a style to a string. a style is a table that may contain { size = nn, color = color, bold = true/false, italic = true/false }</text:p>
      <text:p text:style-name="Standard">Eg: string:style({ color = blue, italic = true })</text:p>
      <text:p text:style-name="Standard">string.rect(string) is a alias for rect.fromString - string:rect() returns a rect taken from the string</text:p>
      <text:p text:style-name="Standard"/>
      <text:p text:style-name="Standard">[/CODE]</text:p>
      <text:p text:style-name="Standard"/>
      <text:p text:style-name="Standard">Quick and dirty window from libsota.util</text:p>
      <text:p text:style-name="Standard">[CODE]</text:p>
      <text:p text:style-name="Standard">w = window(left, top, width, height, title) - create a window object</text:p>
      <text:p text:style-name="Standard">window.moveAble - allows window to be moved by the "window manger" or not</text:p>
      <text:p text:style-name="Standard">window.resizeAble - allows window to be resized by the "window manager" or not</text:p>
      <text:p text:style-name="Standard">window:moveBy, window.moveTo - moves window (by = delta, to = absolute)</text:p>
      <text:p text:style-name="Standard">window:resizeBy, window.resizeTo - resizes window (by = delta, to = absolute)</text:p>
      <text:p text:style-name="Standard">window:visible(bool) - set window visible or not</text:p>
      <text:p text:style-name="Standard">window:zIndex(zIndex) - set the z-index of the window</text:p>
      <text:p text:style-name="Standard">window:createLabel(name, x, y, caption) - creates a label as child for that window.</text:p>
      <text:p text:style-name="Standard">window:createTextbox(name, x, y, w, h) - creates a label as child for that window</text:p>
      <text:p text:style-name="Standard">window:setCaption(name, caption) - set te caption of label that is child of that window</text:p>
      <text:p text:style-name="Standard">window:setText(name, caption) - set the text of label that is a child of that window</text:p>
      <text:p text:style-name="Standard">window:getLabel(name) - returns the index of the ui.label used</text:p>
      <text:p text:style-name="Standard"/>
      <text:p text:style-name="Standard">wdm.add(window) - adds a window object to the window manager</text:p>
      <text:p text:style-name="Standard"/>
      <text:p text:style-name="Standard">the window manager allows:</text:p>
      <text:p text:style-name="Standard">switching through the windows using LeftControl + Tab.</text:p>
      <text:p text:style-name="Standard">Focused window can be moved using LeftControl and the ArrowKeys.</text:p>
      <text:p text:style-name="Standard">LeftControl + F4 hides or unhides the focused window.</text:p>
      <text:p text:style-name="Standard">Focused window can be resized using LeftAlt and the ArrowKeys</text:p>
      <text:p text:style-name="Standard">Windows are brought to front when they get the focus.</text:p>
      <text:p text:style-name="Standard">[/CODE]</text:p>
      <text:p text:style-name="Standard"><text:soft-page-break/></text:p>
      <text:p text:style-name="Standard">Commands added by libsota.util</text:p>
      <text:p text:style-name="Standard">\lua lua - shows lua version and path</text:p>
      <text:p text:style-name="Standard">\lua api - shows list of available functions and globals from Shroud api</text:p>
      <text:p text:style-name="Standard">\info xp -- shows players pooled xp</text:p>
      <text:p text:style-name="Standard">\info stat &lt;number or name&gt; -- shows stat info and value</text:p>
      <text:p text:style-name="Standard">\info client -- shows client info and variable names (client object from libsota)</text:p>
      <text:p text:style-name="Standard">\info player -- shows player info and variable names (player object from libsota)</text:p>
      <text:p text:style-name="Standard">\info scene -- shows scene info and variable names (scene object from libsota)</text:p>
      <text:p text:style-name="Standard">\info ui -- shows the functions you can use (api) from libsota (ui object from libsota)</text:p>
      <text:p text:style-name="Standard">\info lib -- shows other info from libsota. incl. list of registered / added command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3T17:16:57.435848812</dc:date>
    <meta:editing-duration>PT50S</meta:editing-duration>
    <meta:editing-cycles>1</meta:editing-cycles>
    <meta:generator>Collabora_Office/6.4.10.44$Linux_X86_64 LibreOffice_project/2b31b2ef595ece37ba5e5919be43ba04193a2d3b</meta:generator>
    <meta:document-statistic meta:table-count="0" meta:image-count="0" meta:object-count="0" meta:page-count="11" meta:paragraph-count="289" meta:word-count="2829" meta:character-count="17344" meta:non-whitespace-character-count="14531"/>
  </office:meta>
</office:document-meta>
</file>